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1)'.D8"/>
      <style:map style:condition="cell-content()=&quot;Exception Rejected&quot;" style:apply-style-name="Orange_20_Fill" style:base-cell-address="'DATE (24-11-21)'.D8"/>
      <style:map style:condition="cell-content()=&quot;Compliance Expected&quot;" style:apply-style-name="Light_20_Green_20_Fill" style:base-cell-address="'DATE (24-11-21)'.D8"/>
      <style:map style:condition="cell-content()=&quot;Exception Granted&quot;" style:apply-style-name="Dark_20_Green_20_Fill" style:base-cell-address="'DATE (24-11-21)'.D8"/>
      <style:map style:condition="cell-content()=&quot;Compliant&quot;" style:apply-style-name="Emerald_20_Fill" style:base-cell-address="'DATE (24-11-21)'.D8"/>
      <style:map style:condition="cell-content()=&quot;Not-Applicable&quot;" style:apply-style-name="Note" style:base-cell-address="'DATE (24-11-21)'.D8"/>
      <style:map style:condition="cell-content()=&quot;Exception Requested&quot;" style:apply-style-name="Yellow_20_Fill" style:base-cell-address="'DATE (24-11-21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1)'.D8"/>
      <style:map style:condition="cell-content()=&quot;Exception Rejected&quot;" style:apply-style-name="Orange_20_Fill" style:base-cell-address="'DATE (24-11-21)'.D8"/>
      <style:map style:condition="cell-content()=&quot;Compliance Expected&quot;" style:apply-style-name="Light_20_Green_20_Fill" style:base-cell-address="'DATE (24-11-21)'.D8"/>
      <style:map style:condition="cell-content()=&quot;Exception Granted&quot;" style:apply-style-name="Dark_20_Green_20_Fill" style:base-cell-address="'DATE (24-11-21)'.D8"/>
      <style:map style:condition="cell-content()=&quot;Compliant&quot;" style:apply-style-name="Emerald_20_Fill" style:base-cell-address="'DATE (24-11-21)'.D8"/>
      <style:map style:condition="cell-content()=&quot;Not-Applicable&quot;" style:apply-style-name="Note" style:base-cell-address="'DATE (24-11-21)'.D8"/>
      <style:map style:condition="cell-content()=&quot;Exception Requested&quot;" style:apply-style-name="Yellow_20_Fill" style:base-cell-address="'DATE (24-11-21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1)'.D8"/>
      <style:map style:condition="cell-content()=&quot;Exception Rejected&quot;" style:apply-style-name="Orange_20_Fill" style:base-cell-address="'DATE (24-11-21)'.D8"/>
      <style:map style:condition="cell-content()=&quot;Compliance Expected&quot;" style:apply-style-name="Light_20_Green_20_Fill" style:base-cell-address="'DATE (24-11-21)'.D8"/>
      <style:map style:condition="cell-content()=&quot;Exception Granted&quot;" style:apply-style-name="Dark_20_Green_20_Fill" style:base-cell-address="'DATE (24-11-21)'.D8"/>
      <style:map style:condition="cell-content()=&quot;Compliant&quot;" style:apply-style-name="Emerald_20_Fill" style:base-cell-address="'DATE (24-11-21)'.D8"/>
      <style:map style:condition="cell-content()=&quot;Not-Applicable&quot;" style:apply-style-name="Note" style:base-cell-address="'DATE (24-11-21)'.D8"/>
      <style:map style:condition="cell-content()=&quot;Exception Requested&quot;" style:apply-style-name="Yellow_20_Fill" style:base-cell-address="'DATE (24-11-21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1)'.D8"/>
      <style:map style:condition="cell-content()=&quot;Exception Rejected&quot;" style:apply-style-name="Orange_20_Fill" style:base-cell-address="'DATE (24-11-21)'.D8"/>
      <style:map style:condition="cell-content()=&quot;Compliance Expected&quot;" style:apply-style-name="Light_20_Green_20_Fill" style:base-cell-address="'DATE (24-11-21)'.D8"/>
      <style:map style:condition="cell-content()=&quot;Exception Granted&quot;" style:apply-style-name="Dark_20_Green_20_Fill" style:base-cell-address="'DATE (24-11-21)'.D8"/>
      <style:map style:condition="cell-content()=&quot;Compliant&quot;" style:apply-style-name="Emerald_20_Fill" style:base-cell-address="'DATE (24-11-21)'.D8"/>
      <style:map style:condition="cell-content()=&quot;Not-Applicable&quot;" style:apply-style-name="Note" style:base-cell-address="'DATE (24-11-21)'.D8"/>
      <style:map style:condition="cell-content()=&quot;Exception Requested&quot;" style:apply-style-name="Yellow_20_Fill" style:base-cell-address="'DATE (24-11-21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1)'.D8"/>
      <style:map style:condition="cell-content()=&quot;Exception Rejected&quot;" style:apply-style-name="Orange_20_Fill" style:base-cell-address="'DATE (24-11-21)'.D8"/>
      <style:map style:condition="cell-content()=&quot;Compliance Expected&quot;" style:apply-style-name="Light_20_Green_20_Fill" style:base-cell-address="'DATE (24-11-21)'.D8"/>
      <style:map style:condition="cell-content()=&quot;Exception Granted&quot;" style:apply-style-name="Dark_20_Green_20_Fill" style:base-cell-address="'DATE (24-11-21)'.D8"/>
      <style:map style:condition="cell-content()=&quot;Compliant&quot;" style:apply-style-name="Emerald_20_Fill" style:base-cell-address="'DATE (24-11-21)'.D8"/>
      <style:map style:condition="cell-content()=&quot;Not-Applicable&quot;" style:apply-style-name="Note" style:base-cell-address="'DATE (24-11-21)'.D8"/>
      <style:map style:condition="cell-content()=&quot;Exception Requested&quot;" style:apply-style-name="Yellow_20_Fill" style:base-cell-address="'DATE (24-11-21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1)'.D8"/>
      <style:map style:condition="cell-content()=&quot;Exception Rejected&quot;" style:apply-style-name="Orange_20_Fill" style:base-cell-address="'DATE (24-11-21)'.D8"/>
      <style:map style:condition="cell-content()=&quot;Compliance Expected&quot;" style:apply-style-name="Light_20_Green_20_Fill" style:base-cell-address="'DATE (24-11-21)'.D8"/>
      <style:map style:condition="cell-content()=&quot;Exception Granted&quot;" style:apply-style-name="Dark_20_Green_20_Fill" style:base-cell-address="'DATE (24-11-21)'.D8"/>
      <style:map style:condition="cell-content()=&quot;Compliant&quot;" style:apply-style-name="Emerald_20_Fill" style:base-cell-address="'DATE (24-11-21)'.D8"/>
      <style:map style:condition="cell-content()=&quot;Not-Applicable&quot;" style:apply-style-name="Note" style:base-cell-address="'DATE (24-11-21)'.D8"/>
      <style:map style:condition="cell-content()=&quot;Exception Requested&quot;" style:apply-style-name="Yellow_20_Fill" style:base-cell-address="'DATE (24-11-21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1-21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1-21)'.D8">
          <table:error-message table:message-type="stop" table:display="true"/>
        </table:content-validation>
      </table:content-validations>
      <table:table table:name="DATE (24-11-21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BPDrej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9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Neutron Sta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Debri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Clou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Fores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.1</text:p>
          </table:table-cell>
          <table:table-cell office:value-type="string" calcext:value-type="string">
            <text:p>Terrain, Neutron Sta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.2</text:p>
          </table:table-cell>
          <table:table-cell office:value-type="string" calcext:value-type="string">
            <text:p>Terrain, Debri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.3</text:p>
          </table:table-cell>
          <table:table-cell office:value-type="string" calcext:value-type="string">
            <text:p>Terrain, Clou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Neutron Sta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Debri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Clou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Box turtles are always in groups of 3, require randomization to 1 and 2</text:p>
          </table:table-cell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Check again! The properties in the code are not correct.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We’ll move it to the Space Maps folder when the time is right!</text:p>
          </table:table-cell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Spec link out of date. Please link spec folder instead of file, unless you plan to update the link each time there is a revision to the spec.</text:p>
          </table:table-cell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Licensing text of script header does not grant use in ALS5.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34 of 2500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Nomad map styl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Nomad map styl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Nomad map styl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-hostile scout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Trade should be disabled if and only if LOW_RESOURCES condition is selected by players in lobby.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79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3])" office:value-type="float" office:value="4" calcext:value-type="float" table:number-columns-spanned="2" table:number-rows-spanned="1">
            <text:p>4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79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4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79];[.A85])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2" table:formula="of:=COUNTIF([.$F$8:.$F$79];[.A85])" office:value-type="float" office:value="3" calcext:value-type="float" table:number-columns-spanned="2" table:number-rows-spanned="1">
            <text:p>3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79];[.A8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6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79];[.A87])" office:value-type="float" office:value="41" calcext:value-type="float" table:number-columns-spanned="2" table:number-rows-spanned="1">
            <text:p>41</text:p>
          </table:table-cell>
          <table:covered-table-cell/>
          <table:table-cell table:style-name="ce12" table:formula="of:=COUNTIF([.$F$8:.$F$79];[.A87])" office:value-type="float" office:value="39" calcext:value-type="float" table:number-columns-spanned="2" table:number-rows-spanned="1">
            <text:p>39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79];[.A88])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12" table:formula="of:=COUNTIF([.$F$8:.$F$79];[.A88])" office:value-type="float" office:value="6" calcext:value-type="float" table:number-columns-spanned="2" table:number-rows-spanned="1">
            <text:p>6</text:p>
          </table:table-cell>
          <table:covered-table-cell table:style-name="ce49"/>
        </table:table-row>
        <calcext:conditional-formats>
          <calcext:conditional-format calcext:target-range-address="'DATE (24-11-21)'.F39:'DATE (24-11-21)'.F41 'DATE (24-11-21)'.F43:'DATE (24-11-21)'.F43 'DATE (24-11-21)'.F45:'DATE (24-11-21)'.F48 'DATE (24-11-21)'.F50:'DATE (24-11-21)'.F53 'DATE (24-11-21)'.F55:'DATE (24-11-21)'.F55 'DATE (24-11-21)'.F57:'DATE (24-11-21)'.F58 'DATE (24-11-21)'.F60:'DATE (24-11-21)'.F62 'DATE (24-11-21)'.F64:'DATE (24-11-21)'.F71 'DATE (24-11-21)'.F73:'DATE (24-11-21)'.F73 'DATE (24-11-21)'.F75:'DATE (24-11-21)'.F75 'DATE (24-11-21)'.F77:'DATE (24-11-21)'.F77 'DATE (24-11-21)'.F79:'DATE (24-11-21)'.F79 'DATE (24-11-21)'.D39:'DATE (24-11-21)'.D41 'DATE (24-11-21)'.D43:'DATE (24-11-21)'.D43 'DATE (24-11-21)'.D45:'DATE (24-11-21)'.D48 'DATE (24-11-21)'.D50:'DATE (24-11-21)'.D53 'DATE (24-11-21)'.D55:'DATE (24-11-21)'.D55 'DATE (24-11-21)'.D57:'DATE (24-11-21)'.D58 'DATE (24-11-21)'.D60:'DATE (24-11-21)'.D62 'DATE (24-11-21)'.D64:'DATE (24-11-21)'.D71 'DATE (24-11-21)'.D73:'DATE (24-11-21)'.D73 'DATE (24-11-21)'.D75:'DATE (24-11-21)'.D75 'DATE (24-11-21)'.D77:'DATE (24-11-21)'.D77 'DATE (24-11-21)'.D79:'DATE (24-11-21)'.D79 'DATE (24-11-21)'.D8:'DATE (24-11-21)'.D36 'DATE (24-11-21)'.F8:'DATE (24-11-21)'.F36">
            <calcext:condition calcext:apply-style-name="Red Fill" calcext:value="=&quot;Non-Compliant&quot;" calcext:base-cell-address="'DATE (24-11-21)'.D8"/>
            <calcext:condition calcext:apply-style-name="Orange Fill" calcext:value="=&quot;Exception Rejected&quot;" calcext:base-cell-address="'DATE (24-11-21)'.D8"/>
            <calcext:condition calcext:apply-style-name="Light Green Fill" calcext:value="=&quot;Compliance Expected&quot;" calcext:base-cell-address="'DATE (24-11-21)'.D8"/>
            <calcext:condition calcext:apply-style-name="Dark Green Fill" calcext:value="=&quot;Exception Granted&quot;" calcext:base-cell-address="'DATE (24-11-21)'.D8"/>
            <calcext:condition calcext:apply-style-name="Emerald Fill" calcext:value="=&quot;Compliant&quot;" calcext:base-cell-address="'DATE (24-11-21)'.D8"/>
            <calcext:condition calcext:apply-style-name="Note" calcext:value="=&quot;Not-Applicable&quot;" calcext:base-cell-address="'DATE (24-11-21)'.D8"/>
            <calcext:condition calcext:apply-style-name="Yellow Fill" calcext:value="=&quot;Exception Requested&quot;" calcext:base-cell-address="'DATE (24-11-21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1T19:59:17.318000000</dc:date>
    <meta:editing-duration>P2DT17H49M51S</meta:editing-duration>
    <meta:editing-cycles>218</meta:editing-cycles>
    <meta:generator>LibreOffice/24.8.1.2$Windows_X86_64 LibreOffice_project/87fa9aec1a63e70835390b81c40bb8993f1d4ff6</meta:generator>
    <meta:document-statistic meta:table-count="1" meta:cell-count="271" meta:object-count="0"/>
  </office:meta>
</office:document-meta>
</file>